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normal" officeooo:rsid="00255133" officeooo:paragraph-rsid="00255133" style:font-weight-asian="normal" style:font-weight-complex="normal"/>
    </style:style>
    <style:style style:name="P2" style:family="paragraph" style:parent-style-name="Standard">
      <style:text-properties officeooo:rsid="001d0729" officeooo:paragraph-rsid="001d0729"/>
    </style:style>
    <style:style style:name="P3" style:family="paragraph" style:parent-style-name="Standard">
      <style:text-properties fo:font-weight="bold" officeooo:rsid="001d0729" officeooo:paragraph-rsid="001d0729" style:font-weight-asian="bold" style:font-weight-complex="bold"/>
    </style:style>
    <style:style style:name="P4" style:family="paragraph" style:parent-style-name="Standard">
      <style:text-properties fo:font-weight="bold" officeooo:rsid="00255133" officeooo:paragraph-rsid="00255133" style:font-weight-asian="bold" style:font-weight-complex="bold"/>
    </style:style>
    <style:style style:name="P5" style:family="paragraph" style:parent-style-name="Standard">
      <style:text-properties fo:font-weight="bold" officeooo:rsid="00268d86" officeooo:paragraph-rsid="00268d86" style:font-weight-asian="bold" style:font-weight-complex="bold"/>
    </style:style>
    <style:style style:name="P6" style:family="paragraph" style:parent-style-name="Standard">
      <style:text-properties fo:font-weight="bold" officeooo:rsid="0027ce8b" officeooo:paragraph-rsid="0027ce8b" style:font-weight-asian="bold" style:font-weight-complex="bold"/>
    </style:style>
    <style:style style:name="P7" style:family="paragraph" style:parent-style-name="Standard">
      <style:text-properties fo:font-weight="bold" officeooo:rsid="0029ade6" officeooo:paragraph-rsid="0029ade6" style:font-weight-asian="bold" style:font-weight-complex="bold"/>
    </style:style>
    <style:style style:name="P8" style:family="paragraph" style:parent-style-name="Standard">
      <style:text-properties fo:font-weight="bold" officeooo:rsid="0029ade6" officeooo:paragraph-rsid="002de706" style:font-weight-asian="bold" style:font-weight-complex="bold"/>
    </style:style>
    <style:style style:name="P9" style:family="paragraph" style:parent-style-name="Standard">
      <style:text-properties fo:font-weight="bold" officeooo:rsid="002de706" officeooo:paragraph-rsid="002de706" style:font-weight-asian="bold" style:font-weight-complex="bold"/>
    </style:style>
    <style:style style:name="P10" style:family="paragraph" style:parent-style-name="Standard">
      <style:text-properties fo:font-weight="bold" officeooo:rsid="002e20ed" officeooo:paragraph-rsid="002e20ed" style:font-weight-asian="bold" style:font-weight-complex="bold"/>
    </style:style>
    <style:style style:name="P11" style:family="paragraph" style:parent-style-name="Standard">
      <style:text-properties fo:font-weight="bold" officeooo:rsid="002e46a9" officeooo:paragraph-rsid="002e46a9" style:font-weight-asian="bold" style:font-weight-complex="bold"/>
    </style:style>
    <style:style style:name="P12" style:family="paragraph" style:parent-style-name="Standard">
      <style:text-properties fo:font-weight="bold" officeooo:rsid="0031e3e7" officeooo:paragraph-rsid="0031e3e7" style:font-weight-asian="bold" style:font-weight-complex="bold"/>
    </style:style>
    <style:style style:name="P13" style:family="paragraph" style:parent-style-name="Standard">
      <style:text-properties fo:font-weight="bold" officeooo:rsid="003381ca" officeooo:paragraph-rsid="003381ca" style:font-weight-asian="bold" style:font-weight-complex="bold"/>
    </style:style>
    <style:style style:name="P14" style:family="paragraph" style:parent-style-name="Standard">
      <style:text-properties fo:font-weight="normal" officeooo:rsid="001d0729" officeooo:paragraph-rsid="001d0729" style:font-weight-asian="normal" style:font-weight-complex="normal"/>
    </style:style>
    <style:style style:name="P15" style:family="paragraph" style:parent-style-name="Standard">
      <style:text-properties fo:font-weight="normal" officeooo:rsid="001ef9c8" officeooo:paragraph-rsid="001ef9c8" style:font-weight-asian="normal" style:font-weight-complex="normal"/>
    </style:style>
    <style:style style:name="P16" style:family="paragraph" style:parent-style-name="Standard" style:list-style-name="List_20_1">
      <style:text-properties fo:font-weight="normal" officeooo:rsid="001ef9c8" officeooo:paragraph-rsid="001ef9c8" style:font-weight-asian="normal" style:font-weight-complex="normal"/>
    </style:style>
    <style:style style:name="P17" style:family="paragraph" style:parent-style-name="Standard">
      <style:text-properties fo:font-weight="normal" officeooo:rsid="001fb276" officeooo:paragraph-rsid="001fb276" style:font-weight-asian="normal" style:font-weight-complex="normal"/>
    </style:style>
    <style:style style:name="P18" style:family="paragraph" style:parent-style-name="Standard">
      <style:text-properties fo:font-weight="normal" officeooo:rsid="0025061c" officeooo:paragraph-rsid="0025061c" style:font-weight-asian="normal" style:font-weight-complex="normal"/>
    </style:style>
    <style:style style:name="P19" style:family="paragraph" style:parent-style-name="Standard">
      <style:text-properties fo:font-weight="normal" officeooo:rsid="00255133" officeooo:paragraph-rsid="00255133" style:font-weight-asian="normal" style:font-weight-complex="normal"/>
    </style:style>
    <style:style style:name="P20" style:family="paragraph" style:parent-style-name="Standard">
      <style:text-properties officeooo:rsid="004613ba" officeooo:paragraph-rsid="004613ba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paragraph-properties fo:margin-top="0in" fo:margin-bottom="0in" style:contextual-spacing="false"/>
    </style:style>
    <style:style style:name="P23" style:family="paragraph" style:parent-style-name="Text_20_body" style:list-style-name="L2"/>
    <style:style style:name="P24" style:family="paragraph" style:parent-style-name="Text_20_body" style:list-style-name="L2">
      <style:paragraph-properties fo:margin-top="0in" fo:margin-bottom="0in" style:contextual-spacing="false"/>
    </style:style>
    <style:style style:name="P25" style:family="paragraph" style:parent-style-name="Text_20_body" style:list-style-name="L4">
      <style:paragraph-properties fo:margin-top="0in" fo:margin-bottom="0in" style:contextual-spacing="false"/>
    </style:style>
    <style:style style:name="P26" style:family="paragraph" style:parent-style-name="Text_20_body" style:list-style-name="L5">
      <style:paragraph-properties fo:margin-top="0in" fo:margin-bottom="0in" style:contextual-spacing="false"/>
    </style:style>
    <style:style style:name="P27" style:family="paragraph" style:parent-style-name="Text_20_body" style:list-style-name="L6">
      <style:paragraph-properties fo:margin-top="0in" fo:margin-bottom="0in" style:contextual-spacing="false"/>
    </style:style>
    <style:style style:name="P28" style:family="paragraph" style:parent-style-name="Text_20_body" style:list-style-name="L7"/>
    <style:style style:name="P29" style:family="paragraph" style:parent-style-name="Text_20_body">
      <style:text-properties fo:font-weight="bold" officeooo:rsid="003381ca" officeooo:paragraph-rsid="003381ca" style:font-weight-asian="bold" style:font-weight-complex="bold"/>
    </style:style>
    <style:style style:name="P30" style:family="paragraph" style:parent-style-name="Text_20_body">
      <style:text-properties fo:font-weight="bold" officeooo:rsid="00354be6" officeooo:paragraph-rsid="00354be6" style:font-weight-asian="bold" style:font-weight-complex="bold"/>
    </style:style>
    <style:style style:name="P31" style:family="paragraph" style:parent-style-name="Text_20_body">
      <style:text-properties fo:font-weight="bold" officeooo:rsid="00356f82" officeooo:paragraph-rsid="00356f82" style:font-weight-asian="bold" style:font-weight-complex="bold"/>
    </style:style>
    <style:style style:name="P32" style:family="paragraph" style:parent-style-name="Text_20_body">
      <style:text-properties fo:font-weight="bold" officeooo:rsid="003678fc" officeooo:paragraph-rsid="003678fc" style:font-weight-asian="bold" style:font-weight-complex="bold"/>
    </style:style>
    <style:style style:name="P33" style:family="paragraph" style:parent-style-name="Text_20_body">
      <style:text-properties fo:font-weight="bold" officeooo:rsid="0037abef" officeooo:paragraph-rsid="0037abef" style:font-weight-asian="bold" style:font-weight-complex="bold"/>
    </style:style>
    <style:style style:name="P34" style:family="paragraph" style:parent-style-name="Text_20_body">
      <style:text-properties fo:font-weight="bold" officeooo:rsid="003848ad" officeooo:paragraph-rsid="003848ad" style:font-weight-asian="bold" style:font-weight-complex="bold"/>
    </style:style>
    <style:style style:name="P35" style:family="paragraph" style:parent-style-name="Text_20_body">
      <style:text-properties fo:font-weight="bold" officeooo:rsid="0039fdc6" officeooo:paragraph-rsid="0039fdc6" style:font-weight-asian="bold" style:font-weight-complex="bold"/>
    </style:style>
    <style:style style:name="P36" style:family="paragraph" style:parent-style-name="Text_20_body">
      <style:text-properties fo:font-weight="bold" officeooo:rsid="003bdad0" officeooo:paragraph-rsid="003bdad0" style:font-weight-asian="bold" style:font-weight-complex="bold"/>
    </style:style>
    <style:style style:name="P37" style:family="paragraph" style:parent-style-name="Text_20_body">
      <style:text-properties fo:font-weight="bold" officeooo:rsid="003ca43e" officeooo:paragraph-rsid="003ca43e" style:font-weight-asian="bold" style:font-weight-complex="bold"/>
    </style:style>
    <style:style style:name="P38" style:family="paragraph" style:parent-style-name="Text_20_body">
      <style:text-properties fo:font-weight="bold" officeooo:rsid="003de0a3" officeooo:paragraph-rsid="003de0a3" style:font-weight-asian="bold" style:font-weight-complex="bold"/>
    </style:style>
    <style:style style:name="P39" style:family="paragraph" style:parent-style-name="Text_20_body">
      <style:text-properties fo:font-weight="bold" officeooo:rsid="003f6348" officeooo:paragraph-rsid="003f6348" style:font-weight-asian="bold" style:font-weight-complex="bold"/>
    </style:style>
    <style:style style:name="P40" style:family="paragraph" style:parent-style-name="Text_20_body">
      <style:text-properties fo:font-weight="bold" officeooo:rsid="00403a41" officeooo:paragraph-rsid="00403a41" style:font-weight-asian="bold" style:font-weight-complex="bold"/>
    </style:style>
    <style:style style:name="P41" style:family="paragraph" style:parent-style-name="Text_20_body">
      <style:text-properties fo:font-weight="bold" officeooo:rsid="0040cd82" officeooo:paragraph-rsid="0040cd82" style:font-weight-asian="bold" style:font-weight-complex="bold"/>
    </style:style>
    <style:style style:name="P42" style:family="paragraph" style:parent-style-name="Text_20_body">
      <style:text-properties fo:font-weight="bold" officeooo:rsid="00411b4e" officeooo:paragraph-rsid="00411b4e" style:font-weight-asian="bold" style:font-weight-complex="bold"/>
    </style:style>
    <style:style style:name="P43" style:family="paragraph" style:parent-style-name="Text_20_body">
      <style:text-properties fo:font-weight="bold" officeooo:rsid="00428184" officeooo:paragraph-rsid="00428184" style:font-weight-asian="bold" style:font-weight-complex="bold"/>
    </style:style>
    <style:style style:name="P44" style:family="paragraph" style:parent-style-name="Text_20_body">
      <style:text-properties fo:font-weight="bold" officeooo:rsid="00443d77" officeooo:paragraph-rsid="00443d77" style:font-weight-asian="bold" style:font-weight-complex="bold"/>
    </style:style>
    <style:style style:name="P45" style:family="paragraph" style:parent-style-name="Text_20_body">
      <style:text-properties officeooo:rsid="003381ca" officeooo:paragraph-rsid="003381ca"/>
    </style:style>
    <style:style style:name="P46" style:family="paragraph" style:parent-style-name="Text_20_body">
      <style:text-properties officeooo:rsid="00354be6" officeooo:paragraph-rsid="00354be6"/>
    </style:style>
    <style:style style:name="P47" style:family="paragraph" style:parent-style-name="Text_20_body">
      <style:text-properties fo:font-weight="normal" officeooo:rsid="003678fc" officeooo:paragraph-rsid="003678f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5d148" style:font-weight-asian="normal" style:font-weight-complex="normal"/>
    </style:style>
    <style:style style:name="T3" style:family="text">
      <style:text-properties fo:font-weight="normal" officeooo:rsid="00287ac4" style:font-weight-asian="normal" style:font-weight-complex="normal"/>
    </style:style>
    <style:style style:name="T4" style:family="text">
      <style:text-properties fo:font-weight="normal" officeooo:rsid="002ac8a6" style:font-weight-asian="normal" style:font-weight-complex="normal"/>
    </style:style>
    <style:style style:name="T5" style:family="text">
      <style:text-properties fo:font-weight="normal" officeooo:rsid="002c9551" style:font-weight-asian="normal" style:font-weight-complex="normal"/>
    </style:style>
    <style:style style:name="T6" style:family="text">
      <style:text-properties fo:font-weight="normal" officeooo:rsid="002ce968" style:font-weight-asian="normal" style:font-weight-complex="normal"/>
    </style:style>
    <style:style style:name="T7" style:family="text">
      <style:text-properties fo:font-weight="normal" officeooo:rsid="002daffc" style:font-weight-asian="normal" style:font-weight-complex="normal"/>
    </style:style>
    <style:style style:name="T8" style:family="text">
      <style:text-properties fo:font-weight="normal" officeooo:rsid="002de706" style:font-weight-asian="normal" style:font-weight-complex="normal"/>
    </style:style>
    <style:style style:name="T9" style:family="text">
      <style:text-properties fo:font-weight="normal" officeooo:rsid="002f169b" style:font-weight-asian="normal" style:font-weight-complex="normal"/>
    </style:style>
    <style:style style:name="T10" style:family="text">
      <style:text-properties fo:font-weight="normal" officeooo:rsid="002fa77b" style:font-weight-asian="normal" style:font-weight-complex="normal"/>
    </style:style>
    <style:style style:name="T11" style:family="text">
      <style:text-properties fo:font-weight="normal" officeooo:rsid="003130fb" style:font-weight-asian="normal" style:font-weight-complex="normal"/>
    </style:style>
    <style:style style:name="T12" style:family="text">
      <style:text-properties officeooo:rsid="0020523e"/>
    </style:style>
    <style:style style:name="T13" style:family="text">
      <style:text-properties officeooo:rsid="0020b213"/>
    </style:style>
    <style:style style:name="T14" style:family="text">
      <style:text-properties officeooo:rsid="002125c9"/>
    </style:style>
    <style:style style:name="T15" style:family="text">
      <style:text-properties officeooo:rsid="0022dbb1"/>
    </style:style>
    <style:style style:name="T16" style:family="text">
      <style:text-properties officeooo:rsid="00235435"/>
    </style:style>
    <style:style style:name="T17" style:family="text">
      <style:text-properties officeooo:rsid="0031e3e7"/>
    </style:style>
    <style:style style:name="T18" style:family="text">
      <style:text-properties officeooo:rsid="003381ca"/>
    </style:style>
    <style:style style:name="T19" style:family="text">
      <style:text-properties officeooo:rsid="00443d7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script: <text:span text:style-name="T17">Variables, arrays, functions, DOM</text:span></text:p>
      <text:p text:style-name="P20">getElementById for only element with that ID, querySelector finds the first of that type</text:p>
      <text:p text:style-name="P3">Declaring Variables</text:p>
      <text:p text:style-name="P3"><text:span text:style-name="T1">var</text:span></text:p>
      <text:p text:style-name="P3"><text:span text:style-name="T1"><text:tab/>function-scoped, not preferred </text:span><text:span text:style-name="T4">(variable can be declared anywhere within a function), can be globally scoped</text:span></text:p>
      <text:p text:style-name="P3"><text:span text:style-name="T1"><text:tab/>can be used before declaration</text:span></text:p>
      <text:p text:style-name="P3"><text:span text:style-name="T1">let</text:span></text:p>
      <text:p text:style-name="P3"><text:span text:style-name="T1"><text:tab/>block-scoped </text:span><text:span text:style-name="T4">(only defined within a function, not globally declared)</text:span></text:p>
      <text:p text:style-name="P3"><text:span text:style-name="T1"><text:tab/></text:span>defaults to undefined if declared without a value</text:p>
      <text:p text:style-name="P3"><text:span text:style-name="T1"><text:tab/>can be reassigned but not redeclared in the same scope</text:span></text:p>
      <text:p text:style-name="P3"><text:span text:style-name="T1"><text:tab/></text:span>preferable for values that may need to change<text:span text:style-name="T1"> </text:span><text:span text:style-name="T5">(counters in loops, storing intermediate results, temporary stats in a game, switching conditions (on/off, true/false)) </text:span></text:p>
      <text:p text:style-name="P3"><text:span text:style-name="T1">const</text:span></text:p>
      <text:p text:style-name="P3"><text:span text:style-name="T1"><text:tab/>block-scoped</text:span></text:p>
      <text:p text:style-name="P3"><text:span text:style-name="T1"><text:tab/></text:span>must have a value when declared</text:p>
      <text:p text:style-name="P3"><text:span text:style-name="T1"><text:tab/>cannot be reassigned</text:span></text:p>
      <text:p text:style-name="P3"><text:span text:style-name="T1"><text:tab/></text:span>preferable for values that should not change</text:p>
      <text:p text:style-name="P3">Best to use const by default unless the value will need to change, then use let.</text:p>
      <text:p text:style-name="P14"/>
      <text:p text:style-name="P15">Reasons to declare variables:</text:p>
      <text:list text:style-name="List_20_1">
        <text:list-item>
          <text:p text:style-name="P16">allocate memory</text:p>
        </text:list-item>
        <text:list-item>
          <text:p text:style-name="P16">enforce predictability and avoid bugs</text:p>
        </text:list-item>
        <text:list-item>
          <text:p text:style-name="P16">define scope</text:p>
        </text:list-item>
        <text:list-item>
          <text:p text:style-name="P16">avoid errors in strict mode</text:p>
        </text:list-item>
        <text:list-item>
          <text:p text:style-name="P16">communicate intent</text:p>
        </text:list-item>
        <text:list-item>
          <text:p text:style-name="P16">facilitate debugging</text:p>
        </text:list-item>
        <text:list-item>
          <text:p text:style-name="P16">leverage JavaScript features</text:p>
        </text:list-item>
      </text:list>
      <text:p text:style-name="P15"/>
      <text:p text:style-name="P17">Primitives – <text:span text:style-name="T16">table of summary in AI thread</text:span></text:p>
      <text:p text:style-name="P17"><text:tab/>most basic type of data</text:p>
      <text:p text:style-name="P17"><text:tab/><text:span text:style-name="T15">they are immutable, represents single value, stored by value</text:span></text:p>
      <text:p text:style-name="P17"><text:tab/><text:span text:style-name="T15">(objects are mutable, hold collections of values, and stored by reference)</text:span></text:p>
      <text:p text:style-name="P17"><text:tab/><text:span text:style-name="T14">types</text:span></text:p>
      <text:p text:style-name="P17"><text:tab/><text:tab/>number <text:span text:style-name="T12">(integer, floating-point, special value (infinity), NaN (not-a-number))</text:span></text:p>
      <text:p text:style-name="P17"><text:tab/><text:tab/>string</text:p>
      <text:p text:style-name="P17"><text:tab/><text:tab/>boolean <text:span text:style-name="T12">(true false)</text:span></text:p>
      <text:p text:style-name="P17"><text:tab/><text:tab/><text:span text:style-name="T12">null (explicitly has no value)</text:span></text:p>
      <text:p text:style-name="P17"><text:tab/><text:tab/><text:span text:style-name="T12">undefined</text:span></text:p>
      <text:p text:style-name="P17"><text:tab/><text:tab/><text:span text:style-name="T13">Symbol (used to avoid naming conflicts)</text:span></text:p>
      <text:p text:style-name="P17"><text:tab/><text:tab/><text:span text:style-name="T14">BigInt (represent integers that are larger than the safe limit for numbers)</text:span></text:p>
      <text:p text:style-name="P18">Literals – summary in AI thread</text:p>
      <text:p text:style-name="P18"><text:tab/>number literal (numeric values)</text:p>
      <text:p text:style-name="P18"><text:tab/>string literal (within “”, ‘’, or ``)</text:p>
      <text:p text:style-name="P18"><text:tab/>boolean literal (true or false)</text:p>
      <text:p text:style-name="P18"><text:tab/>null literal (explicitly empty)</text:p>
      <text:p text:style-name="P18"><text:tab/>undefined literal (not typically assigned explicitly, uninitialized)</text:p>
      <text:p text:style-name="P18"><text:tab/>object literal (key-value pairs, enclosed in curly braces)</text:p>
      <text:p text:style-name="P18"><text:tab/>array literal (“lists” with elements enclosed in [])</text:p>
      <text:p text:style-name="P18"><text:soft-page-break/><text:tab/>function literal</text:p>
      <text:p text:style-name="P18"><text:tab/>RegExp literal (regular expression define patterns)</text:p>
      <text:p text:style-name="P18"><text:tab/>BigInt literal (larger than what number can handle, has n at the end of the number)</text:p>
      <text:p text:style-name="P18"><text:tab/>Symbol literal (unique identifier)</text:p>
      <text:p text:style-name="P18"/>
      <text:p text:style-name="P19">Weakly typed</text:p>
      <text:p text:style-name="P19"><text:tab/>language implicitly converts types to make operations work</text:p>
      <text:p text:style-name="P19"><text:tab/>easily leads to bugs</text:p>
      <text:p text:style-name="P19"><text:tab/>(“5” – 3 outputs 2, “5” + 3 outputs “53”)</text:p>
      <text:p text:style-name="P19"/>
      <text:h text:style-name="P1" text:outline-level="3">Pros and Cons of Weak Typing</text:h>
      <text:h text:style-name="Heading_20_4" text:outline-level="4"><text:span text:style-name="Strong_20_Emphasis">Pros</text:span>:</text:h>
      <text:list text:style-name="L1">
        <text:list-item>
          <text:p text:style-name="P22"><text:span text:style-name="Strong_20_Emphasis"><text:span text:style-name="T1">Flexibility</text:span></text:span><text:span text:style-name="T1">: You can quickly prototype and write code without worrying about strict type definitions.</text:span></text:p>
        </text:list-item>
        <text:list-item>
          <text:p text:style-name="P21"><text:span text:style-name="Strong_20_Emphasis"><text:span text:style-name="T1">Ease of use</text:span></text:span><text:span text:style-name="T1">: </text:span>Beginners find it easier to work with weakly typed languages because they don't need to define or convert types explicitly.</text:p>
        </text:list-item>
      </text:list>
      <text:h text:style-name="Heading_20_4" text:outline-level="4"><text:span text:style-name="Strong_20_Emphasis">Cons</text:span>:</text:h>
      <text:list text:style-name="L2">
        <text:list-item>
          <text:p text:style-name="P24"><text:span text:style-name="Strong_20_Emphasis"><text:span text:style-name="T1">Prone to errors</text:span></text:span><text:span text:style-name="T1">: Implicit type coercion can lead to bugs that are difficult to debug.</text:span></text:p>
        </text:list-item>
        <text:list-item>
          <text:p text:style-name="P24"><text:span text:style-name="Strong_20_Emphasis"><text:span text:style-name="T1">Less predictable</text:span></text:span><text:span text:style-name="T1">: The behavior of operations may not always be intuitive.</text:span></text:p>
        </text:list-item>
        <text:list-item>
          <text:p text:style-name="P23"><text:span text:style-name="Strong_20_Emphasis"><text:span text:style-name="T1">Runtime errors</text:span></text:span><text:span text:style-name="T1">: </text:span>Errors often only appear when the program runs, not during development.</text:p>
        </text:list-item>
      </text:list>
      <text:p text:style-name="P19"/>
      <text:p text:style-name="P4">Arrays</text:p>
      <text:p text:style-name="P4"><text:span text:style-name="T1"><text:tab/>typically defined with square brackets (let fruits = [“apple”, “banana”]</text:span></text:p>
      <text:p text:style-name="P4"><text:span text:style-name="T1"><text:tab/></text:span><text:span text:style-name="T2">can be accessed by index, JS is zero-indexed</text:span></text:p>
      <text:p text:style-name="P4"><text:span text:style-name="T2"><text:tab/></text:span><text:span text:style-name="T3">can hold mixed data types and grow dynamically</text:span></text:p>
      <text:p text:style-name="P5"><text:span text:style-name="T2">A</text:span><text:span text:style-name="T1">dd to array:</text:span></text:p>
      <text:p text:style-name="P5"><text:span text:style-name="T1"><text:tab/>.push</text:span></text:p>
      <text:p text:style-name="P5"><text:span text:style-name="T1"><text:tab/>.unshift (to the beginning)</text:span></text:p>
      <text:p text:style-name="P5"><text:span text:style-name="T1">remove from array:</text:span></text:p>
      <text:p text:style-name="P5"><text:span text:style-name="T1"><text:tab/>.pop() (from the end)</text:span></text:p>
      <text:p text:style-name="P5"><text:span text:style-name="T1"><text:tab/>.shift() (from the beginning)</text:span></text:p>
      <text:p text:style-name="P6"><text:span text:style-name="T1">assign to specific index:</text:span></text:p>
      <text:p text:style-name="P6"><text:span text:style-name="T1"><text:tab/>arrayName[x]</text:span></text:p>
      <text:p text:style-name="P6"><text:span text:style-name="T1"/></text:p>
      <text:p text:style-name="P6">Array Methods</text:p>
      <text:p text:style-name="P6"><text:span text:style-name="T1">iterating</text:span></text:p>
      <text:p text:style-name="P6"><text:span text:style-name="T1"><text:tab/>for</text:span></text:p>
      <text:p text:style-name="P6"><text:span text:style-name="T1"><text:tab/>forEach()</text:span></text:p>
      <text:p text:style-name="P6"><text:span text:style-name="T1"><text:tab/>map()</text:span></text:p>
      <text:p text:style-name="P6"><text:span text:style-name="T1">Finding elements</text:span></text:p>
      <text:p text:style-name="P6"><text:span text:style-name="T1"><text:tab/>.indexOf()</text:span></text:p>
      <text:p text:style-name="P6"><text:span text:style-name="T1"><text:tab/>.includes() (boolean output)</text:span></text:p>
      <text:p text:style-name="P6"><text:span text:style-name="T1">Sorting</text:span></text:p>
      <text:p text:style-name="P6"><text:span text:style-name="T1"><text:tab/>.sort()</text:span></text:p>
      <text:p text:style-name="P6"><text:soft-page-break/><text:span text:style-name="T1">Reversing</text:span></text:p>
      <text:p text:style-name="P6"><text:span text:style-name="T1"><text:tab/>.reverse()</text:span></text:p>
      <text:p text:style-name="P6"><text:span text:style-name="T1">Slicing and splicing</text:span></text:p>
      <text:p text:style-name="P6"><text:span text:style-name="T1"><text:tab/>.slice(</text:span><text:span text:style-name="T6">start, end</text:span><text:span text:style-name="T1">) </text:span><text:span text:style-name="T6">(‘start’ is the beginning of the index to copy and ‘end’ is the index to stop copying)</text:span></text:p>
      <text:p text:style-name="P6"><text:span text:style-name="T1"><text:tab/>.splice(</text:span><text:span text:style-name="T7">start, deleteCount, item1, item2, ...</text:span><text:span text:style-name="T1">) </text:span><text:span text:style-name="T7">modifies the original array (‘start’ is the index to start modification, ‘deletCount’ is the number of elements to remove, “item1” is the items to add)</text:span></text:p>
      <text:p text:style-name="P6"><text:span text:style-name="T1">nested arrays</text:span></text:p>
      <text:p text:style-name="P6"><text:span text:style-name="T1"><text:tab/>let matrix = [</text:span></text:p>
      <text:p text:style-name="P6"><text:span text:style-name="T1"><text:tab/><text:tab/>[1, 2, 3],</text:span></text:p>
      <text:p text:style-name="P6"><text:span text:style-name="T1"><text:tab/><text:tab/>[4, 5, 6],</text:span></text:p>
      <text:p text:style-name="P6"><text:span text:style-name="T1"><text:tab/><text:tab/>[7, 8, 9],</text:span></text:p>
      <text:p text:style-name="P6"><text:span text:style-name="T1"><text:tab/><text:tab/>];</text:span></text:p>
      <text:p text:style-name="P7">Functions</text:p>
      <text:p text:style-name="P8"><text:span text:style-name="T1"><text:tab/></text:span><text:span text:style-name="T8">function functionName(parameters) {</text:span></text:p>
      <text:p text:style-name="P8"><text:span text:style-name="T8"><text:tab/>//function body//</text:span></text:p>
      <text:p text:style-name="P8"><text:span text:style-name="T8"><text:tab/>return result;</text:span></text:p>
      <text:p text:style-name="P8"><text:span text:style-name="T8"><text:tab/>}</text:span></text:p>
      <text:p text:style-name="P9"><text:span text:style-name="T1"><text:tab/></text:span><text:span text:style-name="T10">Call the function by putting () after name (functionName();) </text:span><text:span text:style-name="T11">if in an object: object.methodName();</text:span></text:p>
      <text:p text:style-name="P8"><text:span text:style-name="T8"/></text:p>
      <text:p text:style-name="P8"><text:span text:style-name="T8"><text:tab/>organize and reuse code efficiently</text:span></text:p>
      <text:p text:style-name="P7"><text:span text:style-name="T8"><text:tab/>encapsulate logic, perform tasks, or calculate values</text:span></text:p>
      <text:p text:style-name="P7"><text:span text:style-name="T8"><text:tab/>benefits</text:span></text:p>
      <text:p text:style-name="P7"><text:span text:style-name="T8"><text:tab/><text:tab/>code reusability</text:span></text:p>
      <text:p text:style-name="P7"><text:span text:style-name="T8"><text:tab/><text:tab/>improved readability</text:span></text:p>
      <text:p text:style-name="P7"><text:span text:style-name="T8"><text:tab/><text:tab/>easier debugging</text:span></text:p>
      <text:p text:style-name="P7"><text:span text:style-name="T8"><text:tab/><text:tab/>avoiding repetition</text:span></text:p>
      <text:p text:style-name="P7"><text:span text:style-name="T8"><text:tab/><text:tab/>encapsulation</text:span></text:p>
      <text:p text:style-name="P7"><text:span text:style-name="T8"><text:tab/><text:tab/>modularity</text:span></text:p>
      <text:p text:style-name="P7"><text:span text:style-name="T8"><text:tab/><text:tab/>dynamic behavior</text:span></text:p>
      <text:p text:style-name="P9"><text:span text:style-name="T1">types of functions – examples in AI thread</text:span></text:p>
      <text:p text:style-name="P9"><text:span text:style-name="T1"><text:tab/>function declarations (traditional)</text:span></text:p>
      <text:p text:style-name="P9"><text:span text:style-name="T1"><text:tab/>function expressions</text:span></text:p>
      <text:p text:style-name="P9"><text:span text:style-name="T1"><text:tab/>arrow functions (concise syntax)</text:span></text:p>
      <text:p text:style-name="P9"><text:span text:style-name="T1"><text:tab/>anonymous functions (const functionName = (parameters) =&gt; {function body and return};</text:span></text:p>
      <text:p text:style-name="P9"><text:span text:style-name="T1"><text:tab/>IIFE (immediately invoked function expressions)</text:span></text:p>
      <text:p text:style-name="P9"><text:span text:style-name="T1"/></text:p>
      <text:p text:style-name="P9"><text:span text:style-name="T1">Functions can return values that are assigned to variables</text:span></text:p>
      <text:p text:style-name="P9"><text:span text:style-name="T1"><text:tab/>let result = functionName(parameter);</text:span></text:p>
      <text:p text:style-name="P9"><text:span text:style-name="T1">Functions can accept other functions as arguments or return them as values</text:span></text:p>
      <text:p text:style-name="P9"><text:span text:style-name="T1"/></text:p>
      <text:p text:style-name="P10"><text:span text:style-name="T1">Function names should describe what they do</text:span></text:p>
      <text:p text:style-name="P10"><text:span text:style-name="T1">should perform one task</text:span></text:p>
      <text:p text:style-name="P10"><text:span text:style-name="T1">use comments if needed</text:span></text:p>
      <text:p text:style-name="P10"><text:span text:style-name="T1">avoid global variables</text:span></text:p>
      <text:p text:style-name="P10"><text:span text:style-name="T1"/></text:p>
      <text:p text:style-name="P11"><text:span text:style-name="T1">Steps:</text:span></text:p>
      <text:p text:style-name="P11"><text:span text:style-name="T1"><text:tab/>Decide on a type of function</text:span></text:p>
      <text:p text:style-name="P11"><text:soft-page-break/><text:span text:style-name="T1"><text:tab/>Define the function with parameters </text:span><text:span text:style-name="T9">(if any)</text:span></text:p>
      <text:p text:style-name="P11"><text:span text:style-name="T1"><text:tab/>Write the logic</text:span></text:p>
      <text:p text:style-name="P11"><text:span text:style-name="T1"><text:tab/>Return a value </text:span><text:span text:style-name="T9">(optional)</text:span></text:p>
      <text:p text:style-name="P12"><text:span text:style-name="T1">or</text:span></text:p>
      <text:p text:style-name="P12"><text:span text:style-name="T1"><text:tab/>define the purpose (give a meaningful name)</text:span></text:p>
      <text:p text:style-name="P12"><text:span text:style-name="T1"><text:tab/>identify inputs</text:span></text:p>
      <text:p text:style-name="P12"><text:span text:style-name="T1"><text:tab/>identify outputs</text:span></text:p>
      <text:p text:style-name="P12"><text:span text:style-name="T1"><text:tab/>break down the steps</text:span></text:p>
      <text:p text:style-name="P12"><text:span text:style-name="T1"><text:tab/>write pseudocode (give self instructions in comment-form to fill-in)</text:span></text:p>
      <text:p text:style-name="P12"><text:span text:style-name="T1"><text:tab/>test the function</text:span></text:p>
      <text:p text:style-name="P12"><text:span text:style-name="T1"/></text:p>
      <text:p text:style-name="P13">Accessing elements in the DOM</text:p>
      <text:p text:style-name="P29"><text:span text:style-name="Strong_20_Emphasis"><text:span text:style-name="Source_20_Text">document.getElementById()</text:span></text:span><text:span text:style-name="T1">: Selects an element by its ID.</text:span></text:p>
      <text:list text:style-name="L4">
        <text:list-item>
          <text:p text:style-name="P25"><text:span text:style-name="Strong_20_Emphasis"><text:span text:style-name="Source_20_Text">document.querySelector()</text:span></text:span>: Selects the first element that matches a CSS selector.</text:p>
        </text:list-item>
      </text:list>
      <text:list text:style-name="L5">
        <text:list-item>
          <text:p text:style-name="P26"><text:span text:style-name="Strong_20_Emphasis"><text:span text:style-name="Source_20_Text">document.querySelectorAll()</text:span></text:span>: Selects all elements that match a CSS selector.</text:p>
        </text:list-item>
      </text:list>
      <text:list text:style-name="L6">
        <text:list-item>
          <text:p text:style-name="P27"><text:span text:style-name="Strong_20_Emphasis"><text:span text:style-name="Source_20_Text">document.getElementsByClassName()</text:span></text:span>: Selects elements by their class name.</text:p>
        </text:list-item>
      </text:list>
      <text:list text:style-name="L7">
        <text:list-item>
          <text:p text:style-name="P28"><text:span text:style-name="Strong_20_Emphasis"><text:span text:style-name="Source_20_Text">document.getElementsByTagName()</text:span></text:span>: Selects elements by their tag name.</text:p>
        </text:list-item>
      </text:list>
      <text:p text:style-name="Text_20_body">.<text:span text:style-name="T18">style to change CSS dynamically</text:span></text:p>
      <text:p text:style-name="P45">paragraph.style.color = “blue”;</text:p>
      <text:p text:style-name="P45"/>
      <text:p text:style-name="P30">Adding, Removing, or Modifying Attributes</text:p>
      <text:p text:style-name="P46">.setAttribute()</text:p>
      <text:p text:style-name="P46">.getAttribute()</text:p>
      <text:p text:style-name="P46">.removeAttribute()</text:p>
      <text:p text:style-name="P46">(paragraph.setAttribute(“class”, “highlight”);)</text:p>
      <text:p text:style-name="P30">Adding and Removing Classes</text:p>
      <text:p text:style-name="P46">.add()</text:p>
      <text:p text:style-name="P46">.remove()</text:p>
      <text:p text:style-name="P46">.toggle()</text:p>
      <text:p text:style-name="P46">(paragraph.classList.add(“highlight”);)</text:p>
      <text:p text:style-name="P31">Adding and Removing Elements</text:p>
      <text:p text:style-name="P31"><text:span text:style-name="T1">create and append an element: .createElement() + .appendChild()</text:span></text:p>
      <text:p text:style-name="P31"><text:span text:style-name="T1">insert before antoerh elem</text:span></text:p>
      <text:p text:style-name="P32">Adding Event Listeners</text:p>
      <text:p text:style-name="P47"><text:tab/><text:span text:style-name="T19">element.addEventListener(eventType, eventHandler, useCapture);</text:span></text:p>
      <text:p text:style-name="P33"><text:soft-page-break/>Traversing the DOM</text:p>
      <text:p text:style-name="P33"><text:span text:style-name="T1">parentNode: access the parent node</text:span></text:p>
      <text:p text:style-name="P33"><text:span text:style-name="T1">childNode/children: access child nodes</text:span></text:p>
      <text:p text:style-name="P33"><text:span text:style-name="T1">nextSibling/nextElementSibling: access the next sibling</text:span></text:p>
      <text:p text:style-name="P33"><text:span text:style-name="T1">previousSibling/previousElementSibling: access the previous sibling</text:span></text:p>
      <text:p text:style-name="P34">Using document.createElement() and appendChild()</text:p>
      <text:p text:style-name="P34"><text:span text:style-name="T1">createElement(“elementAbbreviationHTML”) creates the element (set to variable)</text:span></text:p>
      <text:p text:style-name="P34"><text:span text:style-name="T1">.textContent = “This creates the content of the element.”</text:span></text:p>
      <text:p text:style-name="P34"><text:span text:style-name="T1">document.body.appendChild(variableForNewElement)</text:span></text:p>
      <text:p text:style-name="P35">innerHTML</text:p>
      <text:p text:style-name="P35"><text:span text:style-name="T1">directly add HTML content to an element</text:span></text:p>
      <text:p text:style-name="P35"><text:span text:style-name="T1">.inserBefore() insert element at a specific position</text:span></text:p>
      <text:p text:style-name="P35">Using append() and prepend()</text:p>
      <text:p text:style-name="P35"><text:span text:style-name="T1">append() and prepend() add elements (adds to the end and beginning respectively)</text:span></text:p>
      <text:p text:style-name="P35">Using replaceChild()</text:p>
      <text:p text:style-name="P35"><text:span text:style-name="T1">replace and existing child element with a new one.</text:span></text:p>
      <text:p text:style-name="P36">Using template string for multiple elements</text:p>
      <text:p text:style-name="P37"><text:span text:style-name="T1">add multiple elements by combining createElement with loops</text:span></text:p>
      <text:p text:style-name="P38">Using cloneNode()</text:p>
      <text:p text:style-name="P38"><text:span text:style-name="T1">duplicate existing element</text:span></text:p>
      <text:p text:style-name="P39">Removing elements from the DOM in JS</text:p>
      <text:p text:style-name="P40"><text:span text:style-name="T1">summary table of methods in AI thread</text:span></text:p>
      <text:p text:style-name="P39"><text:span text:style-name="T1">remove()</text:span></text:p>
      <text:p text:style-name="P39"><text:span text:style-name="T1">removeChild()</text:span></text:p>
      <text:p text:style-name="P39"><text:span text:style-name="T1">innerHTML (set to an empty string “”)</text:span></text:p>
      <text:p text:style-name="P39"><text:span text:style-name="T1">replaceChild()</text:span></text:p>
      <text:p text:style-name="P39"><text:span text:style-name="T1">parentNode (access the parent with getElementById and remove the child)</text:span></text:p>
      <text:p text:style-name="P39"><text:span text:style-name="T1">Remove element with event listener<text:line-break/>document.getElementById("removeButton").addEventListener("click", () =&gt; {<text:line-break/> <text:s/>const element = document.getElementById("elementToRemove");<text:line-break/> <text:s/>if (element) {<text:line-break/></text:span><text:soft-page-break/><text:span text:style-name="T1"> <text:s text:c="3"/>element.remove();<text:line-break/> <text:s/>}<text:line-break/>});<text:line-break/></text:span></text:p>
      <text:p text:style-name="P41">Adding Attributes</text:p>
      <text:p text:style-name="P41"><text:span text:style-name="T1">setAttribute()</text:span></text:p>
      <text:p text:style-name="P41"><text:span text:style-name="T1">directly modifying properties</text:span></text:p>
      <text:p text:style-name="P42">Removing Attributes</text:p>
      <text:p text:style-name="P42"><text:span text:style-name="T1">removeAttribute()</text:span></text:p>
      <text:p text:style-name="P42"><text:span text:style-name="T1">setting property to null or undefined</text:span></text:p>
      <text:p text:style-name="P43">Checking for Attributes</text:p>
      <text:p text:style-name="P43"><text:span text:style-name="T1">hasAttribute()</text:span></text:p>
      <text:p text:style-name="P43">Working with class Attributes</text:p>
      <text:p text:style-name="P44"><text:span text:style-name="T1"/></text:p>
      <text:p text:style-name="P44"><text:span text:style-name="T1">getElementById and use .add()</text:span></text:p>
      <text:p text:style-name="P44"><text:span text:style-name="T1">.remove()</text:span></text:p>
      <text:p text:style-name="P44"><text:span text:style-name="T1">.toggle()</text:span></text:p>
      <text:p text:style-name="P44"><text:span text:style-name="T1">.contains() (checks for class with if statement)</text:span></text:p>
      <text:p text:style-name="P44"><text:span text:style-name="T1"/></text:p>
      <text:p text:style-name="P44"><text:span text:style-name="T1"/></text:p>
      <text:p text:style-name="P35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5:47:05.722000000</meta:creation-date>
    <meta:generator>LibreOffice/24.2.0.3$Windows_X86_64 LibreOffice_project/da48488a73ddd66ea24cf16bbc4f7b9c08e9bea1</meta:generator>
    <dc:date>2025-01-13T21:50:51.863000000</dc:date>
    <meta:editing-duration>PT5H30M27S</meta:editing-duration>
    <meta:editing-cycles>42</meta:editing-cycles>
    <meta:document-statistic meta:table-count="0" meta:image-count="0" meta:object-count="0" meta:page-count="6" meta:paragraph-count="199" meta:word-count="1013" meta:character-count="7279" meta:non-whitespace-character-count="6358"/>
  </office:meta>
</office:document-meta>
</file>